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af0fb" officeooo:paragraph-rsid="001af0fb"/>
    </style:style>
    <style:style style:name="P2" style:family="paragraph" style:parent-style-name="Standard">
      <style:text-properties officeooo:rsid="001af0fb" officeooo:paragraph-rsid="001c584a"/>
    </style:style>
    <style:style style:name="P3" style:family="paragraph" style:parent-style-name="Standard">
      <style:text-properties officeooo:rsid="001af0fb" officeooo:paragraph-rsid="00293290"/>
    </style:style>
    <style:style style:name="P4" style:family="paragraph" style:parent-style-name="Standard">
      <style:text-properties officeooo:rsid="001d1c90" officeooo:paragraph-rsid="00293290"/>
    </style:style>
    <style:style style:name="P5" style:family="paragraph" style:parent-style-name="Standard">
      <style:text-properties officeooo:rsid="001d320c" officeooo:paragraph-rsid="001d320c"/>
    </style:style>
    <style:style style:name="P6" style:family="paragraph" style:parent-style-name="Standard">
      <style:text-properties officeooo:rsid="001d320c" officeooo:paragraph-rsid="00250f5b"/>
    </style:style>
    <style:style style:name="P7" style:family="paragraph" style:parent-style-name="Standard">
      <style:text-properties officeooo:rsid="001e5911" officeooo:paragraph-rsid="001e5911"/>
    </style:style>
    <style:style style:name="P8" style:family="paragraph" style:parent-style-name="Standard">
      <style:text-properties officeooo:rsid="001ed9f8" officeooo:paragraph-rsid="001ed9f8"/>
    </style:style>
    <style:style style:name="P9" style:family="paragraph" style:parent-style-name="Standard">
      <style:text-properties officeooo:rsid="001f5047" officeooo:paragraph-rsid="001f5047"/>
    </style:style>
    <style:style style:name="P10" style:family="paragraph" style:parent-style-name="Standard">
      <style:text-properties officeooo:rsid="00204735" officeooo:paragraph-rsid="00204735"/>
    </style:style>
    <style:style style:name="P11" style:family="paragraph" style:parent-style-name="Standard">
      <style:text-properties style:text-underline-style="none" officeooo:rsid="00207c7f" officeooo:paragraph-rsid="00207c7f"/>
    </style:style>
    <style:style style:name="P12" style:family="paragraph" style:parent-style-name="Standard">
      <style:text-properties style:text-underline-style="none" officeooo:rsid="001d1c90" officeooo:paragraph-rsid="00293290"/>
    </style:style>
    <style:style style:name="P13" style:family="paragraph" style:parent-style-name="Standard">
      <style:text-properties officeooo:rsid="0029ee70" officeooo:paragraph-rsid="002af3b3"/>
    </style:style>
    <style:style style:name="P14" style:family="paragraph" style:parent-style-name="Standard">
      <style:text-properties officeooo:rsid="002af3b3" officeooo:paragraph-rsid="002af3b3"/>
    </style:style>
    <style:style style:name="T1" style:family="text">
      <style:text-properties officeooo:rsid="001c584a"/>
    </style:style>
    <style:style style:name="T2" style:family="text">
      <style:text-properties officeooo:rsid="001d320c"/>
    </style:style>
    <style:style style:name="T3" style:family="text">
      <style:text-properties officeooo:rsid="001ed9f8"/>
    </style:style>
    <style:style style:name="T4" style:family="text">
      <style:text-properties officeooo:rsid="00207c7f"/>
    </style:style>
    <style:style style:name="T5" style:family="text">
      <style:text-properties officeooo:rsid="0022a7ab"/>
    </style:style>
    <style:style style:name="T6" style:family="text">
      <style:text-properties officeooo:rsid="002397e2"/>
    </style:style>
    <style:style style:name="T7" style:family="text">
      <style:text-properties officeooo:rsid="0029ee70"/>
    </style:style>
    <style:style style:name="T8" style:family="text">
      <style:text-properties officeooo:rsid="002cd49f"/>
    </style:style>
    <style:style style:name="T9" style:family="text">
      <style:text-properties officeooo:rsid="002dcdb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C</text:span>ómo le explico a mi hija</text:p>
      <text:p text:style-name="P1">de dónde vienen las cosas</text:p>
      <text:p text:style-name="P2">si ella me ve to el día </text:p>
      <text:p text:style-name="P2"><text:span text:style-name="T1">frente a una</text:span> computadora</text:p>
      <text:p text:style-name="P1"/>
      <text:p text:style-name="P5">Ella aún no tiene idea</text:p>
      <text:p text:style-name="P5">de cómo sembrá una papa</text:p>
      <text:p text:style-name="P5">se <text:span text:style-name="T9">mancha e</text:span> mango de hilacha</text:p>
      <text:p text:style-name="P6">y <text:span text:style-name="T9">la baño en una</text:span> batea</text:p>
      <text:p text:style-name="P5">no conoce de tareas</text:p>
      <text:p text:style-name="P5">ni responsabilidades</text:p>
      <text:p text:style-name="P5"><text:span text:style-name="T6">menos las</text:span> necesidades</text:p>
      <text:p text:style-name="P5">que la vida nos plantea</text:p>
      <text:p text:style-name="P5"/>
      <text:p text:style-name="P13">muchacho no se mantiene</text:p>
      <text:p text:style-name="P13">el que lo alimenta es uno</text:p>
      <text:p text:style-name="P13">que <text:s/>mande no es oportuno</text:p>
      <text:p text:style-name="P13">no debe hacer lo que quiere</text:p>
      <text:p text:style-name="P13">que sepa lo que le viene</text:p>
      <text:p text:style-name="P14">al trabajo hay poca opción</text:p>
      <text:p text:style-name="P14">nadie nos pide opinión</text:p>
      <text:p text:style-name="P14">no importa cuánto te alteres</text:p>
      <text:p text:style-name="P5"/>
      <text:p text:style-name="P4">La comida y el calzado</text:p>
      <text:p text:style-name="P4">los servicios y la ropa</text:p>
      <text:p text:style-name="P4">salen de un sombrero e copa</text:p>
      <text:p text:style-name="P4">como el que usan los magos</text:p>
      <text:p text:style-name="P4"><text:span text:style-name="T5">es un</text:span> truco descarado</text:p>
      <text:p text:style-name="P4">se trata de un vulgar robo</text:p>
      <text:p text:style-name="P4"><text:span text:style-name="T4">que le</text:span> hacen a to los bobos</text:p>
      <text:p text:style-name="P12">que <text:span text:style-name="T2">cambian rial por trabajo</text:span></text:p>
      <text:p text:style-name="P5"/>
      <text:p text:style-name="P5">Yo que no soy un ejemplo</text:p>
      <text:p text:style-name="P5">ahora me toca ser padre</text:p>
      <text:p text:style-name="P8">aun cuando ella no hable</text:p>
      <text:p text:style-name="P5"><text:span text:style-name="T3">hay que hacer que rinda el</text:span> tiempo</text:p>
      <text:p text:style-name="P7">no soy devoto de un templo</text:p>
      <text:p text:style-name="P7">pero dice la palabra</text:p>
      <text:p text:style-name="P7">que le des con una vara</text:p>
      <text:p text:style-name="P8">pa que <text:span text:style-name="T6">caminen</text:span> <text:span text:style-name="T8">derecho</text:span></text:p>
      <text:p text:style-name="P7"/>
      <text:p text:style-name="P7">Me acuesto a media noche</text:p>
      <text:p text:style-name="P7">si yo quiero no me baño</text:p>
      <text:p text:style-name="P7">de chamo me falto palo</text:p>
      <text:p text:style-name="P9">cualquiera lo reconoce</text:p>
      <text:p text:style-name="P9">aunque n<text:span text:style-name="T7">unca</text:span> hubo derroche</text:p>
      <text:p text:style-name="P9">porque no sobraba plata</text:p>
      <text:p text:style-name="P9">sí me sobaban las patas</text:p>
      <text:p text:style-name="P10">cuando hacía frío en la noche</text:p>
      <text:p text:style-name="P10"/>
      <text:p text:style-name="P10">Para que un muchacho sea</text:p>
      <text:p text:style-name="P10">una gente responsable</text:p>
      <text:p text:style-name="P10">emocionalmente estable</text:p>
      <text:p text:style-name="P10"><text:soft-page-break/>y no evada sus tareas</text:p>
      <text:p text:style-name="P10">habrá que evitar la escuela</text:p>
      <text:p text:style-name="P10"><text:span text:style-name="T4">esa</text:span> fábrica de mediocres</text:p>
      <text:p text:style-name="P11">donde le inculcan al pobre</text:p>
      <text:p text:style-name="P11">la trampa y la aspiradera</text:p>
      <text:p text:style-name="P3"/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7T12:15:59.163470077</meta:creation-date>
    <dc:date>2018-06-19T20:48:25.128467636</dc:date>
    <meta:editing-duration>PT1H12M6S</meta:editing-duration>
    <meta:editing-cycles>11</meta:editing-cycles>
    <meta:generator>LibreOffice/6.0.3.2$Linux_X86_64 LibreOffice_project/00m0$Build-2</meta:generator>
    <meta:document-statistic meta:table-count="0" meta:image-count="0" meta:object-count="0" meta:page-count="2" meta:paragraph-count="52" meta:word-count="258" meta:character-count="1253" meta:non-whitespace-character-count="1045"/>
  </office:meta>
</office:document-meta>
</file>